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93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1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value-type" style:repeat-content="false" fo:background-color="transparent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ce2"/>
        <table:table-column table:style-name="co1" table:default-cell-style-name="ce4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it version: 0.0.0-1998-g52a568be</text:p>
          </table:table-cell>
          <table:covered-table-cell table:number-columns-repeated="3"/>
          <table:table-cell table:number-columns-repeated="11"/>
          <table:table-cell table:style-name="Default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9" table:number-rows-spanned="1">
            <text:p>Data for: <text:s text:c="5"/>kT=2 <text:s text:c="5"/>n=0.01 <text:s text:c="4"/>fv=0 <text:s text:c="5"/>gw=0.1 <text:s text:c="7"/>inclusion radius = 4.0 <text:s text:c="9"/></text:p>
          </table:table-cell>
          <table:covered-table-cell table:number-columns-repeated="4"/>
          <table:covered-table-cell table:style-name="Default"/>
          <table:covered-table-cell table:number-columns-repeated="3"/>
          <table:table-cell table:style-name="Default" table:number-columns-spanned="3" table:number-rows-spanned="1"/>
          <table:covered-table-cell table:number-columns-repeated="2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7" table:number-rows-spanned="1">
            <text:p>lattice_constant = <text:s/>[4(1-fv)/n]^1/3 = 7.36806</text:p>
          </table:table-cell>
          <table:covered-table-cell table:number-columns-repeated="4"/>
          <table:covered-table-cell table:style-name="Default"/>
          <table:covered-table-cell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w: -7.3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High: 7.86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Default"/>
          <table:table-cell table:number-columns-repeated="2" office:value-type="string" calcext:value-type="string">
            <text:p>TOTAL</text:p>
          </table:table-cell>
          <table:table-cell table:number-columns-repeated="5"/>
          <table:table-cell table:number-columns-repeated="2" office:value-type="string" calcext:value-type="string">
            <text:p>TOTAL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491916" calcext:value-type="float">
            <text:p>0.0491916</text:p>
          </table:table-cell>
          <table:table-cell office:value-type="float" office:value="-0.120292" calcext:value-type="float">
            <text:p>-0.120292</text:p>
          </table:table-cell>
          <table:table-cell office:value-type="float" office:value="0.0049195" calcext:value-type="float">
            <text:p>0.0049195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661811" calcext:value-type="float">
            <text:p>-0.0661811</text:p>
          </table:table-cell>
          <table:table-cell office:value-type="float" office:value="-0.31802" calcext:value-type="float">
            <text:p>-0.31802</text:p>
          </table:table-cell>
          <table:table-cell office:value-type="float" office:value="-31.0802" calcext:value-type="float">
            <text:p>-31.0802</text:p>
          </table:table-cell>
          <table:table-cell office:value-type="float" office:value="7.85318" calcext:value-type="float">
            <text:p>7.85318</text:p>
          </table:table-cell>
          <table:table-cell table:style-name="ce8" office:value-type="float" office:value="4.13" calcext:value-type="float">
            <text:p>4.13E+00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494192" calcext:value-type="float">
            <text:p>0.0494192</text:p>
          </table:table-cell>
          <table:table-cell office:value-type="float" office:value="-0.120416" calcext:value-type="float">
            <text:p>-0.120416</text:p>
          </table:table-cell>
          <table:table-cell office:value-type="float" office:value="0.00491931" calcext:value-type="float">
            <text:p>0.00491931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660775" calcext:value-type="float">
            <text:p>-0.0660775</text:p>
          </table:table-cell>
          <table:table-cell office:value-type="float" office:value="-0.310698" calcext:value-type="float">
            <text:p>-0.310698</text:p>
          </table:table-cell>
          <table:table-cell office:value-type="float" office:value="-31.0698" calcext:value-type="float">
            <text:p>-31.0698</text:p>
          </table:table-cell>
          <table:table-cell office:value-type="float" office:value="7.86355" calcext:value-type="float">
            <text:p>7.86355</text:p>
          </table:table-cell>
          <table:table-cell table:style-name="ce8" office:value-type="float" office:value="0.4125" calcext:value-type="float">
            <text:p>4.13E-01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14004" calcext:value-type="float">
            <text:p>0.0514004</text:p>
          </table:table-cell>
          <table:table-cell office:value-type="float" office:value="-0.131684" calcext:value-type="float">
            <text:p>-0.131684</text:p>
          </table:table-cell>
          <table:table-cell office:value-type="float" office:value="0.00474493" calcext:value-type="float">
            <text:p>0.00474493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755392" calcext:value-type="float">
            <text:p>-0.0755392</text:p>
          </table:table-cell>
          <table:table-cell office:value-type="float" office:value="-0.32016" calcext:value-type="float">
            <text:p>-0.32016</text:p>
          </table:table-cell>
          <table:table-cell office:value-type="float" office:value="-32.016" calcext:value-type="float">
            <text:p>-32.016</text:p>
          </table:table-cell>
          <table:table-cell office:value-type="float" office:value="6.91736" calcext:value-type="float">
            <text:p>6.91736</text:p>
          </table:table-cell>
          <table:table-cell table:style-name="ce8" office:value-type="float" office:value="0.5671" calcext:value-type="float">
            <text:p>5.67E-01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38564" calcext:value-type="float">
            <text:p>0.0538564</text:p>
          </table:table-cell>
          <table:table-cell office:value-type="float" office:value="-0.146174" calcext:value-type="float">
            <text:p>-0.146174</text:p>
          </table:table-cell>
          <table:table-cell office:value-type="float" office:value="0.00454022" calcext:value-type="float">
            <text:p>0.00454022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877772" calcext:value-type="float">
            <text:p>-0.0877772</text:p>
          </table:table-cell>
          <table:table-cell office:value-type="float" office:value="-0.332398" calcext:value-type="float">
            <text:p>-0.332398</text:p>
          </table:table-cell>
          <table:table-cell office:value-type="float" office:value="-33.2398" calcext:value-type="float">
            <text:p>-33.2398</text:p>
          </table:table-cell>
          <table:table-cell office:value-type="float" office:value="5.69356" calcext:value-type="float">
            <text:p>5.69356</text:p>
          </table:table-cell>
          <table:table-cell table:style-name="ce8" office:value-type="float" office:value="0.852" calcext:value-type="float">
            <text:p>8.52E-01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61217" calcext:value-type="float">
            <text:p>0.0561217</text:p>
          </table:table-cell>
          <table:table-cell office:value-type="float" office:value="-0.158008" calcext:value-type="float">
            <text:p>-0.158008</text:p>
          </table:table-cell>
          <table:table-cell office:value-type="float" office:value="0.00438426" calcext:value-type="float">
            <text:p>0.00438426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975024" calcext:value-type="float">
            <text:p>-0.0975024</text:p>
          </table:table-cell>
          <table:table-cell office:value-type="float" office:value="-0.342124" calcext:value-type="float">
            <text:p>-0.342124</text:p>
          </table:table-cell>
          <table:table-cell office:value-type="float" office:value="-34.2124" calcext:value-type="float">
            <text:p>-34.2124</text:p>
          </table:table-cell>
          <table:table-cell office:value-type="float" office:value="4.72104" calcext:value-type="float">
            <text:p>4.72104</text:p>
          </table:table-cell>
          <table:table-cell table:style-name="ce8" office:value-type="float" office:value="1.246" calcext:value-type="float">
            <text:p>1.25E+00</text:p>
          </table:table-cell>
          <table:table-cell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83329" calcext:value-type="float">
            <text:p>0.0583329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0042145" calcext:value-type="float">
            <text:p>0.0042145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08453" calcext:value-type="float">
            <text:p>-0.108453</text:p>
          </table:table-cell>
          <table:table-cell office:value-type="float" office:value="-0.353074" calcext:value-type="float">
            <text:p>-0.353074</text:p>
          </table:table-cell>
          <table:table-cell office:value-type="float" office:value="-35.3074" calcext:value-type="float">
            <text:p>-35.3074</text:p>
          </table:table-cell>
          <table:table-cell office:value-type="float" office:value="3.62597" calcext:value-type="float">
            <text:p>3.62597</text:p>
          </table:table-cell>
          <table:table-cell table:style-name="ce8" office:value-type="float" office:value="2.006" calcext:value-type="float">
            <text:p>2.01E+00</text:p>
          </table:table-cell>
          <table:table-cell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487645" calcext:value-type="float">
            <text:p>0.0487645</text:p>
          </table:table-cell>
          <table:table-cell office:value-type="float" office:value="-0.120191" calcext:value-type="float">
            <text:p>-0.120191</text:p>
          </table:table-cell>
          <table:table-cell office:value-type="float" office:value="0.00490419" calcext:value-type="float">
            <text:p>0.00490419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66522" calcext:value-type="float">
            <text:p>-0.066522</text:p>
          </table:table-cell>
          <table:table-cell office:value-type="float" office:value="-0.311143" calcext:value-type="float">
            <text:p>-0.311143</text:p>
          </table:table-cell>
          <table:table-cell office:value-type="float" office:value="-31.1143" calcext:value-type="float">
            <text:p>-31.1143</text:p>
          </table:table-cell>
          <table:table-cell office:value-type="float" office:value="7.81909" calcext:value-type="float">
            <text:p>7.81909</text:p>
          </table:table-cell>
          <table:table-cell table:style-name="ce8" office:value-type="float" office:value="0.04153" calcext:value-type="float">
            <text:p>4.15E-02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-0.131918" calcext:value-type="float">
            <text:p>-0.131918</text:p>
          </table:table-cell>
          <table:table-cell office:value-type="float" office:value="0.00475043" calcext:value-type="float">
            <text:p>0.00475043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76206" calcext:value-type="float">
            <text:p>-0.076206</text:p>
          </table:table-cell>
          <table:table-cell office:value-type="float" office:value="-0.320827" calcext:value-type="float">
            <text:p>-0.320827</text:p>
          </table:table-cell>
          <table:table-cell office:value-type="float" office:value="-32.0827" calcext:value-type="float">
            <text:p>-32.0827</text:p>
          </table:table-cell>
          <table:table-cell office:value-type="float" office:value="6.85067" calcext:value-type="float">
            <text:p>6.85067</text:p>
          </table:table-cell>
          <table:table-cell table:style-name="ce8" office:value-type="float" office:value="0.0562" calcext:value-type="float">
            <text:p>5.62E-02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35501" calcext:value-type="float">
            <text:p>0.0535501</text:p>
          </table:table-cell>
          <table:table-cell office:value-type="float" office:value="-0.145683" calcext:value-type="float">
            <text:p>-0.145683</text:p>
          </table:table-cell>
          <table:table-cell office:value-type="float" office:value="0.00454183" calcext:value-type="float">
            <text:p>0.00454183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87591" calcext:value-type="float">
            <text:p>-0.087591</text:p>
          </table:table-cell>
          <table:table-cell office:value-type="float" office:value="-0.332212" calcext:value-type="float">
            <text:p>-0.332212</text:p>
          </table:table-cell>
          <table:table-cell office:value-type="float" office:value="-33.2212" calcext:value-type="float">
            <text:p>-33.2212</text:p>
          </table:table-cell>
          <table:table-cell office:value-type="float" office:value="5.71217" calcext:value-type="float">
            <text:p>5.71217</text:p>
          </table:table-cell>
          <table:table-cell table:style-name="ce8" office:value-type="float" office:value="0.0856" calcext:value-type="float">
            <text:p>8.56E-02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61648" calcext:value-type="float">
            <text:p>0.0561648</text:p>
          </table:table-cell>
          <table:table-cell office:value-type="float" office:value="-0.159301" calcext:value-type="float">
            <text:p>-0.159301</text:p>
          </table:table-cell>
          <table:table-cell office:value-type="float" office:value="0.00437875" calcext:value-type="float">
            <text:p>0.00437875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987578" calcext:value-type="float">
            <text:p>-0.0987578</text:p>
          </table:table-cell>
          <table:table-cell office:value-type="float" office:value="-0.343379" calcext:value-type="float">
            <text:p>-0.343379</text:p>
          </table:table-cell>
          <table:table-cell office:value-type="float" office:value="-34.3379" calcext:value-type="float">
            <text:p>-34.3379</text:p>
          </table:table-cell>
          <table:table-cell office:value-type="float" office:value="4.5955" calcext:value-type="float">
            <text:p>4.5955</text:p>
          </table:table-cell>
          <table:table-cell table:style-name="ce8" office:value-type="float" office:value="0.127" calcext:value-type="float">
            <text:p>1.27E-01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83707" calcext:value-type="float">
            <text:p>0.0583707</text:p>
          </table:table-cell>
          <table:table-cell office:value-type="float" office:value="-0.171222" calcext:value-type="float">
            <text:p>-0.171222</text:p>
          </table:table-cell>
          <table:table-cell office:value-type="float" office:value="0.00422001" calcext:value-type="float">
            <text:p>0.00422001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08631" calcext:value-type="float">
            <text:p>-0.108631</text:p>
          </table:table-cell>
          <table:table-cell office:value-type="float" office:value="-0.353253" calcext:value-type="float">
            <text:p>-0.353253</text:p>
          </table:table-cell>
          <table:table-cell office:value-type="float" office:value="-35.3253" calcext:value-type="float">
            <text:p>-35.3253</text:p>
          </table:table-cell>
          <table:table-cell office:value-type="float" office:value="3.60813" calcext:value-type="float">
            <text:p>3.60813</text:p>
          </table:table-cell>
          <table:table-cell table:style-name="ce8" office:value-type="float" office:value="0.199" calcext:value-type="float">
            <text:p>1.99E-01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03669" calcext:value-type="float">
            <text:p>0.0603669</text:p>
          </table:table-cell>
          <table:table-cell office:value-type="float" office:value="-0.184245" calcext:value-type="float">
            <text:p>-0.184245</text:p>
          </table:table-cell>
          <table:table-cell office:value-type="float" office:value="0.00405548" calcext:value-type="float">
            <text:p>0.00405548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19823" calcext:value-type="float">
            <text:p>-0.119823</text:p>
          </table:table-cell>
          <table:table-cell office:value-type="float" office:value="-0.364444" calcext:value-type="float">
            <text:p>-0.364444</text:p>
          </table:table-cell>
          <table:table-cell office:value-type="float" office:value="-36.4444" calcext:value-type="float">
            <text:p>-36.4444</text:p>
          </table:table-cell>
          <table:table-cell office:value-type="float" office:value="2.48897" calcext:value-type="float">
            <text:p>2.48897</text:p>
          </table:table-cell>
          <table:table-cell table:style-name="ce8" office:value-type="float" office:value="0.344275" calcext:value-type="float">
            <text:p>3.44E-01</text:p>
          </table:table-cell>
          <table:table-cell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-0.198964" calcext:value-type="float">
            <text:p>-0.198964</text:p>
          </table:table-cell>
          <table:table-cell office:value-type="float" office:value="0.00389169" calcext:value-type="float">
            <text:p>0.00389169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32502" calcext:value-type="float">
            <text:p>-0.132502</text:p>
          </table:table-cell>
          <table:table-cell office:value-type="float" office:value="-0.377124" calcext:value-type="float">
            <text:p>-0.377124</text:p>
          </table:table-cell>
          <table:table-cell office:value-type="float" office:value="-37.7124" calcext:value-type="float">
            <text:p>-37.7124</text:p>
          </table:table-cell>
          <table:table-cell office:value-type="float" office:value="1.22105" calcext:value-type="float">
            <text:p>1.22105</text:p>
          </table:table-cell>
          <table:table-cell table:style-name="ce11" office:value-type="float" office:value="0.698702" calcext:value-type="float">
            <text:p>7.0E-01</text:p>
          </table:table-cell>
          <table:table-cell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48033" calcext:value-type="float">
            <text:p>0.0648033</text:p>
          </table:table-cell>
          <table:table-cell office:value-type="float" office:value="-0.212162" calcext:value-type="float">
            <text:p>-0.212162</text:p>
          </table:table-cell>
          <table:table-cell office:value-type="float" office:value="0.00374092" calcext:value-type="float">
            <text:p>0.00374092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43618" calcext:value-type="float">
            <text:p>-0.143618</text:p>
          </table:table-cell>
          <table:table-cell office:value-type="float" office:value="-0.388239" calcext:value-type="float">
            <text:p>-0.388239</text:p>
          </table:table-cell>
          <table:table-cell office:value-type="float" office:value="-38.8239" calcext:value-type="float">
            <text:p>-38.8239</text:p>
          </table:table-cell>
          <table:table-cell office:value-type="float" office:value="0.109502" calcext:value-type="float">
            <text:p>0.109502</text:p>
          </table:table-cell>
          <table:table-cell table:style-name="ce8" office:value-type="float" office:value="1.615" calcext:value-type="float">
            <text:p>1.62E+00</text:p>
          </table:table-cell>
          <table:table-cell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6945" calcext:value-type="float">
            <text:p>0.066945</text:p>
          </table:table-cell>
          <table:table-cell office:value-type="float" office:value="-0.225513" calcext:value-type="float">
            <text:p>-0.225513</text:p>
          </table:table-cell>
          <table:table-cell office:value-type="float" office:value="0.00358904" calcext:value-type="float">
            <text:p>0.00358904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54979" calcext:value-type="float">
            <text:p>-0.154979</text:p>
          </table:table-cell>
          <table:table-cell office:value-type="float" office:value="-0.3996" calcext:value-type="float">
            <text:p>-0.3996</text:p>
          </table:table-cell>
          <table:table-cell office:value-type="float" office:value="-39.96" calcext:value-type="float">
            <text:p>-39.96</text:p>
          </table:table-cell>
          <table:table-cell office:value-type="float" office:value="-1.02664" calcext:value-type="float">
            <text:p>-1.02664</text:p>
          </table:table-cell>
          <table:table-cell table:style-name="ce8" office:value-type="float" office:value="5.52" calcext:value-type="float">
            <text:p>5.52E+00</text:p>
          </table:table-cell>
          <table:table-cell office:value-type="string" calcext:value-type="string">
            <text:p>****</text:p>
          </table:table-cell>
          <table:table-cell table:number-columns-repeated="1006"/>
        </table:table-row>
        <table:table-row table:style-name="ro1" table:number-rows-repeated="3">
          <table:table-cell table:number-columns-repeated="16"/>
          <table:table-cell table:style-name="ce8"/>
          <table:table-cell table:number-columns-repeated="1007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style-name="ce13" table:number-columns-repeated="1003"/>
          <table:table-cell table:style-name="ce3"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492588" calcext:value-type="float">
            <text:p>0.0492588</text:p>
          </table:table-cell>
          <table:table-cell office:value-type="float" office:value="-0.122174" calcext:value-type="float">
            <text:p>-0.122174</text:p>
          </table:table-cell>
          <table:table-cell office:value-type="float" office:value="0.00488599" calcext:value-type="float">
            <text:p>0.00488599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680292" calcext:value-type="float">
            <text:p>-0.0680292</text:p>
          </table:table-cell>
          <table:table-cell office:value-type="float" office:value="-0.31265" calcext:value-type="float">
            <text:p>-0.31265</text:p>
          </table:table-cell>
          <table:table-cell office:value-type="float" office:value="-31.265" calcext:value-type="float">
            <text:p>-31.265</text:p>
          </table:table-cell>
          <table:table-cell office:value-type="float" office:value="7.66838" calcext:value-type="float">
            <text:p>7.66838</text:p>
          </table:table-cell>
          <table:table-cell table:style-name="ce8" office:value-type="float" office:value="0.00421" calcext:value-type="float">
            <text:p>4.21E-03</text:p>
          </table:table-cell>
          <table:table-cell table:style-name="ce4"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20724" calcext:value-type="float">
            <text:p>0.0520724</text:p>
          </table:table-cell>
          <table:table-cell office:value-type="float" office:value="-0.132889" calcext:value-type="float">
            <text:p>-0.132889</text:p>
          </table:table-cell>
          <table:table-cell office:value-type="float" office:value="0.00473719" calcext:value-type="float">
            <text:p>0.00473719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760795" calcext:value-type="float">
            <text:p>-0.0760795</text:p>
          </table:table-cell>
          <table:table-cell office:value-type="float" office:value="-0.320701" calcext:value-type="float">
            <text:p>-0.320701</text:p>
          </table:table-cell>
          <table:table-cell office:value-type="float" office:value="-32.0701" calcext:value-type="float">
            <text:p>-32.0701</text:p>
          </table:table-cell>
          <table:table-cell office:value-type="float" office:value="6.86333" calcext:value-type="float">
            <text:p>6.86333</text:p>
          </table:table-cell>
          <table:table-cell table:style-name="ce8" office:value-type="float" office:value="0.00568" calcext:value-type="float">
            <text:p>5.68E-03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60867" calcext:value-type="float">
            <text:p>0.0560867</text:p>
          </table:table-cell>
          <table:table-cell office:value-type="float" office:value="-0.146973" calcext:value-type="float">
            <text:p>-0.146973</text:p>
          </table:table-cell>
          <table:table-cell office:value-type="float" office:value="0.00452862" calcext:value-type="float">
            <text:p>0.00452862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863574" calcext:value-type="float">
            <text:p>-0.0863574</text:p>
          </table:table-cell>
          <table:table-cell office:value-type="float" office:value="-0.330979" calcext:value-type="float">
            <text:p>-0.330979</text:p>
          </table:table-cell>
          <table:table-cell office:value-type="float" office:value="-33.0979" calcext:value-type="float">
            <text:p>-33.0979</text:p>
          </table:table-cell>
          <table:table-cell office:value-type="float" office:value="5.83554" calcext:value-type="float">
            <text:p>5.83554</text:p>
          </table:table-cell>
          <table:table-cell table:style-name="ce8" office:value-type="float" office:value="0.00873" calcext:value-type="float">
            <text:p>8.73E-03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54002" calcext:value-type="float">
            <text:p>0.0554002</text:p>
          </table:table-cell>
          <table:table-cell office:value-type="float" office:value="-0.158394" calcext:value-type="float">
            <text:p>-0.158394</text:p>
          </table:table-cell>
          <table:table-cell office:value-type="float" office:value="0.00439506" calcext:value-type="float">
            <text:p>0.00439506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0985983" calcext:value-type="float">
            <text:p>-0.0985983</text:p>
          </table:table-cell>
          <table:table-cell office:value-type="float" office:value="-0.34322" calcext:value-type="float">
            <text:p>-0.34322</text:p>
          </table:table-cell>
          <table:table-cell office:value-type="float" office:value="-34.322" calcext:value-type="float">
            <text:p>-34.322</text:p>
          </table:table-cell>
          <table:table-cell office:value-type="float" office:value="4.61144" calcext:value-type="float">
            <text:p>4.61144</text:p>
          </table:table-cell>
          <table:table-cell table:style-name="ce8" office:value-type="float" office:value="0.0127" calcext:value-type="float">
            <text:p>1.27E-02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83226" calcext:value-type="float">
            <text:p>0.0583226</text:p>
          </table:table-cell>
          <table:table-cell office:value-type="float" office:value="-0.172546" calcext:value-type="float">
            <text:p>-0.172546</text:p>
          </table:table-cell>
          <table:table-cell office:value-type="float" office:value="0.00421736" calcext:value-type="float">
            <text:p>0.00421736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10006" calcext:value-type="float">
            <text:p>-0.110006</text:p>
          </table:table-cell>
          <table:table-cell office:value-type="float" office:value="-0.354627" calcext:value-type="float">
            <text:p>-0.354627</text:p>
          </table:table-cell>
          <table:table-cell office:value-type="float" office:value="-35.4627" calcext:value-type="float">
            <text:p>-35.4627</text:p>
          </table:table-cell>
          <table:table-cell office:value-type="float" office:value="3.47069" calcext:value-type="float">
            <text:p>3.47069</text:p>
          </table:table-cell>
          <table:table-cell table:style-name="ce8" office:value-type="float" office:value="0.0203" calcext:value-type="float">
            <text:p>2.03E-02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02658" calcext:value-type="float">
            <text:p>0.0602658</text:p>
          </table:table-cell>
          <table:table-cell office:value-type="float" office:value="-0.187118" calcext:value-type="float">
            <text:p>-0.187118</text:p>
          </table:table-cell>
          <table:table-cell office:value-type="float" office:value="0.00406101" calcext:value-type="float">
            <text:p>0.00406101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22791" calcext:value-type="float">
            <text:p>-0.122791</text:p>
          </table:table-cell>
          <table:table-cell office:value-type="float" office:value="-0.367412" calcext:value-type="float">
            <text:p>-0.367412</text:p>
          </table:table-cell>
          <table:table-cell office:value-type="float" office:value="-36.7412" calcext:value-type="float">
            <text:p>-36.7412</text:p>
          </table:table-cell>
          <table:table-cell office:value-type="float" office:value="2.19219" calcext:value-type="float">
            <text:p>2.19219</text:p>
          </table:table-cell>
          <table:table-cell table:style-name="ce8" office:value-type="float" office:value="0.0349" calcext:value-type="float">
            <text:p>3.49E-02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57847" calcext:value-type="float">
            <text:p>0.0657847</text:p>
          </table:table-cell>
          <table:table-cell office:value-type="float" office:value="-0.19818" calcext:value-type="float">
            <text:p>-0.19818</text:p>
          </table:table-cell>
          <table:table-cell office:value-type="float" office:value="0.00390159" calcext:value-type="float">
            <text:p>0.00390159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28494" calcext:value-type="float">
            <text:p>-0.128494</text:p>
          </table:table-cell>
          <table:table-cell office:value-type="float" office:value="-0.373115" calcext:value-type="float">
            <text:p>-0.373115</text:p>
          </table:table-cell>
          <table:table-cell office:value-type="float" office:value="-37.3115" calcext:value-type="float">
            <text:p>-37.3115</text:p>
          </table:table-cell>
          <table:table-cell office:value-type="float" office:value="1.62187" calcext:value-type="float">
            <text:p>1.62187</text:p>
          </table:table-cell>
          <table:table-cell table:style-name="ce8" office:value-type="float" office:value="0.0701" calcext:value-type="float">
            <text:p>7.01E-02</text:p>
          </table:table-cell>
          <table:table-cell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55179" calcext:value-type="float">
            <text:p>0.0655179</text:p>
          </table:table-cell>
          <table:table-cell office:value-type="float" office:value="-0.215064" calcext:value-type="float">
            <text:p>-0.215064</text:p>
          </table:table-cell>
          <table:table-cell office:value-type="float" office:value="0.00373811" calcext:value-type="float">
            <text:p>0.00373811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45808" calcext:value-type="float">
            <text:p>-0.145808</text:p>
          </table:table-cell>
          <table:table-cell office:value-type="float" office:value="-0.390429" calcext:value-type="float">
            <text:p>-0.390429</text:p>
          </table:table-cell>
          <table:table-cell office:value-type="float" office:value="-39.0429" calcext:value-type="float">
            <text:p>-39.0429</text:p>
          </table:table-cell>
          <table:table-cell office:value-type="float" office:value="-0.109489" calcext:value-type="float">
            <text:p>-0.109489</text:p>
          </table:table-cell>
          <table:table-cell table:style-name="ce8" office:value-type="float" office:value="0.1633" calcext:value-type="float">
            <text:p>1.63E-01</text:p>
          </table:table-cell>
          <table:table-cell office:value-type="string" calcext:value-type="string">
            <text:p>***</text:p>
          </table:table-cell>
          <table:table-cell table:number-columns-repeated="1006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71031" calcext:value-type="float">
            <text:p>0.0671031</text:p>
          </table:table-cell>
          <table:table-cell office:value-type="float" office:value="-0.226269" calcext:value-type="float">
            <text:p>-0.226269</text:p>
          </table:table-cell>
          <table:table-cell office:value-type="float" office:value="0.00358975" calcext:value-type="float">
            <text:p>0.00358975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55577" calcext:value-type="float">
            <text:p>-0.155577</text:p>
          </table:table-cell>
          <table:table-cell office:value-type="float" office:value="-0.400198" calcext:value-type="float">
            <text:p>-0.400198</text:p>
          </table:table-cell>
          <table:table-cell office:value-type="float" office:value="-40.0198" calcext:value-type="float">
            <text:p>-40.0198</text:p>
          </table:table-cell>
          <table:table-cell office:value-type="float" office:value="-1.08639" calcext:value-type="float">
            <text:p>-1.08639</text:p>
          </table:table-cell>
          <table:table-cell table:style-name="ce8" office:value-type="float" office:value="0.558" calcext:value-type="float">
            <text:p>5.58E-01</text:p>
          </table:table-cell>
          <table:table-cell office:value-type="string" calcext:value-type="string">
            <text:p>****</text:p>
          </table:table-cell>
          <table:table-cell table:number-columns-repeated="100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9315" calcext:value-type="float">
            <text:p>0.069315</text:p>
          </table:table-cell>
          <table:table-cell office:value-type="float" office:value="-0.241766" calcext:value-type="float">
            <text:p>-0.241766</text:p>
          </table:table-cell>
          <table:table-cell office:value-type="float" office:value="0.00344267" calcext:value-type="float">
            <text:p>0.00344267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69009" calcext:value-type="float">
            <text:p>-0.169009</text:p>
          </table:table-cell>
          <table:table-cell office:value-type="float" office:value="-0.41363" calcext:value-type="float">
            <text:p>-0.41363</text:p>
          </table:table-cell>
          <table:table-cell office:value-type="float" office:value="-41.363" calcext:value-type="float">
            <text:p>-41.363</text:p>
          </table:table-cell>
          <table:table-cell office:value-type="float" office:value="-2.42961" calcext:value-type="float">
            <text:p>-2.42961</text:p>
          </table:table-cell>
          <table:table-cell table:style-name="ce8" office:value-type="float" office:value="4.4763" calcext:value-type="float">
            <text:p>4.48E+00</text:p>
          </table:table-cell>
          <table:table-cell office:value-type="string" calcext:value-type="string">
            <text:p>*****</text:p>
          </table:table-cell>
          <table:table-cell table:number-columns-repeated="1006"/>
        </table:table-row>
        <table:table-row table:style-name="ro1" table:number-rows-repeated="2">
          <table:table-cell table:number-columns-repeated="16"/>
          <table:table-cell table:style-name="ce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08193" calcext:value-type="float">
            <text:p>0.0508193</text:p>
          </table:table-cell>
          <table:table-cell table:style-name="ce4" office:value-type="float" office:value="-0.124165" calcext:value-type="float">
            <text:p>-0.124165</text:p>
          </table:table-cell>
          <table:table-cell table:style-name="ce4" office:value-type="float" office:value="0.00504632" calcext:value-type="float">
            <text:p>0.00504632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682999" calcext:value-type="float">
            <text:p>-0.0682999</text:p>
          </table:table-cell>
          <table:table-cell table:style-name="ce4" office:value-type="float" office:value="-0.312921" calcext:value-type="float">
            <text:p>-0.312921</text:p>
          </table:table-cell>
          <table:table-cell table:style-name="ce4" office:value-type="float" office:value="-31.2921" calcext:value-type="float">
            <text:p>-31.2921</text:p>
          </table:table-cell>
          <table:table-cell office:value-type="float" office:value="7.64131" calcext:value-type="float">
            <text:p>7.64131</text:p>
          </table:table-cell>
          <table:table-cell table:style-name="ce12" office:value-type="float" office:value="0.000462" calcext:value-type="float">
            <text:p>4.62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17771" calcext:value-type="float">
            <text:p>0.0517771</text:p>
          </table:table-cell>
          <table:table-cell table:style-name="ce4" office:value-type="float" office:value="-0.147544" calcext:value-type="float">
            <text:p>-0.147544</text:p>
          </table:table-cell>
          <table:table-cell table:style-name="ce4" office:value-type="float" office:value="0.00471679" calcext:value-type="float">
            <text:p>0.00471679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910506" calcext:value-type="float">
            <text:p>-0.0910506</text:p>
          </table:table-cell>
          <table:table-cell table:style-name="ce4" office:value-type="float" office:value="-0.335672" calcext:value-type="float">
            <text:p>-0.335672</text:p>
          </table:table-cell>
          <table:table-cell table:style-name="ce4" office:value-type="float" office:value="-33.5672" calcext:value-type="float">
            <text:p>-33.5672</text:p>
          </table:table-cell>
          <table:table-cell office:value-type="float" office:value="5.36622" calcext:value-type="float">
            <text:p>5.36622</text:p>
          </table:table-cell>
          <table:table-cell table:style-name="ce12" office:value-type="float" office:value="0.000616" calcext:value-type="float">
            <text:p>6.16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51875" calcext:value-type="float">
            <text:p>0.0551875</text:p>
          </table:table-cell>
          <table:table-cell table:style-name="ce4" office:value-type="float" office:value="-0.146186" calcext:value-type="float">
            <text:p>-0.146186</text:p>
          </table:table-cell>
          <table:table-cell table:style-name="ce4" office:value-type="float" office:value="0.0045145" calcext:value-type="float">
            <text:p>0.0045145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86484" calcext:value-type="float">
            <text:p>-0.086484</text:p>
          </table:table-cell>
          <table:table-cell table:style-name="ce4" office:value-type="float" office:value="-0.331105" calcext:value-type="float">
            <text:p>-0.331105</text:p>
          </table:table-cell>
          <table:table-cell table:style-name="ce4" office:value-type="float" office:value="-33.1105" calcext:value-type="float">
            <text:p>-33.1105</text:p>
          </table:table-cell>
          <table:table-cell office:value-type="float" office:value="5.82287" calcext:value-type="float">
            <text:p>5.82287</text:p>
          </table:table-cell>
          <table:table-cell table:style-name="ce12" office:value-type="float" office:value="0.00094" calcext:value-type="float">
            <text:p>9.40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47635" calcext:value-type="float">
            <text:p>0.0547635</text:p>
          </table:table-cell>
          <table:table-cell table:style-name="ce4" office:value-type="float" office:value="-0.150724" calcext:value-type="float">
            <text:p>-0.150724</text:p>
          </table:table-cell>
          <table:table-cell table:style-name="ce4" office:value-type="float" office:value="0.00435732" calcext:value-type="float">
            <text:p>0.00435732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916036" calcext:value-type="float">
            <text:p>-0.0916036</text:p>
          </table:table-cell>
          <table:table-cell table:style-name="ce4" office:value-type="float" office:value="-0.336225" calcext:value-type="float">
            <text:p>-0.336225</text:p>
          </table:table-cell>
          <table:table-cell table:style-name="ce4" office:value-type="float" office:value="-33.6225" calcext:value-type="float">
            <text:p>-33.6225</text:p>
          </table:table-cell>
          <table:table-cell office:value-type="float" office:value="5.31091" calcext:value-type="float">
            <text:p>5.31091</text:p>
          </table:table-cell>
          <table:table-cell table:style-name="ce12" office:value-type="float" office:value="0.00137" calcext:value-type="float">
            <text:p>1.37E-03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86821" calcext:value-type="float">
            <text:p>0.0586821</text:p>
          </table:table-cell>
          <table:table-cell table:style-name="ce4" office:value-type="float" office:value="-0.187321" calcext:value-type="float">
            <text:p>-0.187321</text:p>
          </table:table-cell>
          <table:table-cell table:style-name="ce4" office:value-type="float" office:value="0.00422684" calcext:value-type="float">
            <text:p>0.00422684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24412" calcext:value-type="float">
            <text:p>-0.124412</text:p>
          </table:table-cell>
          <table:table-cell table:style-name="ce4" office:value-type="float" office:value="-0.369034" calcext:value-type="float">
            <text:p>-0.369034</text:p>
          </table:table-cell>
          <table:table-cell table:style-name="ce4" office:value-type="float" office:value="-36.9034" calcext:value-type="float">
            <text:p>-36.9034</text:p>
          </table:table-cell>
          <table:table-cell office:value-type="float" office:value="2.03004" calcext:value-type="float">
            <text:p>2.03004</text:p>
          </table:table-cell>
          <table:table-cell table:style-name="ce12" office:value-type="float" office:value="0.00222" calcext:value-type="float">
            <text:p>2.22E-03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95742" calcext:value-type="float">
            <text:p>0.0595742</text:p>
          </table:table-cell>
          <table:table-cell table:style-name="ce4" office:value-type="float" office:value="-0.199781" calcext:value-type="float">
            <text:p>-0.199781</text:p>
          </table:table-cell>
          <table:table-cell table:style-name="ce4" office:value-type="float" office:value="0.00407379" calcext:value-type="float">
            <text:p>0.00407379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36133" calcext:value-type="float">
            <text:p>-0.136133</text:p>
          </table:table-cell>
          <table:table-cell table:style-name="ce4" office:value-type="float" office:value="-0.380754" calcext:value-type="float">
            <text:p>-0.380754</text:p>
          </table:table-cell>
          <table:table-cell table:style-name="ce4" office:value-type="float" office:value="-38.0754" calcext:value-type="float">
            <text:p>-38.0754</text:p>
          </table:table-cell>
          <table:table-cell office:value-type="float" office:value="0.858003" calcext:value-type="float">
            <text:p>0.858003</text:p>
          </table:table-cell>
          <table:table-cell table:style-name="ce12" office:value-type="float" office:value="0.00381" calcext:value-type="float">
            <text:p>3.81E-03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32179" calcext:value-type="float">
            <text:p>0.0632179</text:p>
          </table:table-cell>
          <table:table-cell table:style-name="ce4" office:value-type="float" office:value="-0.210372" calcext:value-type="float">
            <text:p>-0.210372</text:p>
          </table:table-cell>
          <table:table-cell table:style-name="ce4" office:value-type="float" office:value="0.00391529" calcext:value-type="float">
            <text:p>0.00391529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43239" calcext:value-type="float">
            <text:p>-0.143239</text:p>
          </table:table-cell>
          <table:table-cell table:style-name="ce4" office:value-type="float" office:value="-0.38786" calcext:value-type="float">
            <text:p>-0.38786</text:p>
          </table:table-cell>
          <table:table-cell table:style-name="ce4" office:value-type="float" office:value="-38.786" calcext:value-type="float">
            <text:p>-38.786</text:p>
          </table:table-cell>
          <table:table-cell office:value-type="float" office:value="0.14741" calcext:value-type="float">
            <text:p>0.14741</text:p>
          </table:table-cell>
          <table:table-cell table:style-name="ce12" office:value-type="float" office:value="0.00765" calcext:value-type="float">
            <text:p>7.65E-03</text:p>
          </table:table-cell>
          <table:table-cell table:style-name="ce4" office:value-type="string" calcext:value-type="string">
            <text:p>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57214" calcext:value-type="float">
            <text:p>0.0657214</text:p>
          </table:table-cell>
          <table:table-cell table:style-name="ce4" office:value-type="float" office:value="-0.228293" calcext:value-type="float">
            <text:p>-0.228293</text:p>
          </table:table-cell>
          <table:table-cell table:style-name="ce4" office:value-type="float" office:value="0.00376182" calcext:value-type="float">
            <text:p>0.00376182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5881" calcext:value-type="float">
            <text:p>-0.15881</text:p>
          </table:table-cell>
          <table:table-cell table:style-name="ce4" office:value-type="float" office:value="-0.403431" calcext:value-type="float">
            <text:p>-0.403431</text:p>
          </table:table-cell>
          <table:table-cell table:style-name="ce4" office:value-type="float" office:value="-40.3431" calcext:value-type="float">
            <text:p>-40.3431</text:p>
          </table:table-cell>
          <table:table-cell office:value-type="float" office:value="-1.40974" calcext:value-type="float">
            <text:p>-1.40974</text:p>
          </table:table-cell>
          <table:table-cell table:style-name="ce12" office:value-type="float" office:value="0.0177" calcext:value-type="float">
            <text:p>1.77E-02</text:p>
          </table:table-cell>
          <table:table-cell table:style-name="ce4" office:value-type="string" calcext:value-type="string">
            <text:p>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8886" calcext:value-type="float">
            <text:p>0.068886</text:p>
          </table:table-cell>
          <table:table-cell table:style-name="ce4" office:value-type="float" office:value="-0.241162" calcext:value-type="float">
            <text:p>-0.241162</text:p>
          </table:table-cell>
          <table:table-cell table:style-name="ce4" office:value-type="float" office:value="0.00360013" calcext:value-type="float">
            <text:p>0.00360013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68675" calcext:value-type="float">
            <text:p>-0.168675</text:p>
          </table:table-cell>
          <table:table-cell table:style-name="ce4" office:value-type="float" office:value="-0.413297" calcext:value-type="float">
            <text:p>-0.413297</text:p>
          </table:table-cell>
          <table:table-cell table:style-name="ce4" office:value-type="float" office:value="-41.3297" calcext:value-type="float">
            <text:p>-41.3297</text:p>
          </table:table-cell>
          <table:table-cell office:value-type="float" office:value="-2.39626" calcext:value-type="float">
            <text:p>-2.39626</text:p>
          </table:table-cell>
          <table:table-cell table:style-name="ce12" office:value-type="float" office:value="0.0606" calcext:value-type="float">
            <text:p>6.06E-02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94065" calcext:value-type="float">
            <text:p>0.0694065</text:p>
          </table:table-cell>
          <table:table-cell table:style-name="ce4" office:value-type="float" office:value="-0.261375" calcext:value-type="float">
            <text:p>-0.261375</text:p>
          </table:table-cell>
          <table:table-cell table:style-name="ce4" office:value-type="float" office:value="0.00345865" calcext:value-type="float">
            <text:p>0.00345865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8851" calcext:value-type="float">
            <text:p>-0.18851</text:p>
          </table:table-cell>
          <table:table-cell table:style-name="ce4" office:value-type="float" office:value="-0.433131" calcext:value-type="float">
            <text:p>-0.433131</text:p>
          </table:table-cell>
          <table:table-cell table:style-name="ce4" office:value-type="float" office:value="-43.3131" calcext:value-type="float">
            <text:p>-43.3131</text:p>
          </table:table-cell>
          <table:table-cell office:value-type="float" office:value="-4.37971" calcext:value-type="float">
            <text:p>-4.37971</text:p>
          </table:table-cell>
          <table:table-cell table:style-name="ce12" office:value-type="float" office:value="0.484" calcext:value-type="float">
            <text:p>4.84E-01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800/1</text:p>
          </table:table-cell>
          <table:table-cell table:number-columns-repeated="4" table:style-name="ce8" office:value-type="string" calcext:value-type="string">
            <text:p>couldn’t see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97211" calcext:value-type="float">
            <text:p>0.0697211</text:p>
          </table:table-cell>
          <table:table-cell table:style-name="ce4" office:value-type="float" office:value="-0.262047" calcext:value-type="float">
            <text:p>-0.262047</text:p>
          </table:table-cell>
          <table:table-cell table:style-name="ce4" office:value-type="float" office:value="0.00344083" calcext:value-type="float">
            <text:p>0.00344083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0.188885" calcext:value-type="float">
            <text:p>0.188885</text:p>
          </table:table-cell>
          <table:table-cell table:style-name="ce4" office:value-type="float" office:value="-0.433506" calcext:value-type="float">
            <text:p>-0.433506</text:p>
          </table:table-cell>
          <table:table-cell table:style-name="ce4" office:value-type="float" office:value="-43.3506" calcext:value-type="float">
            <text:p>-43.3506</text:p>
          </table:table-cell>
          <table:table-cell office:value-type="float" office:value="-4.41725" calcext:value-type="float">
            <text:p>-4.41725</text:p>
          </table:table-cell>
          <table:table-cell table:style-name="ce12" office:value-type="float" office:value="0.6658" calcext:value-type="float">
            <text:p>6.66E-01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800/1</text:p>
          </table:table-cell>
          <table:table-cell table:number-columns-repeated="4" table:style-name="ce8" office:value-type="string" calcext:value-type="string">
            <text:p>couldn’t see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97282" calcext:value-type="float">
            <text:p>0.0697282</text:p>
          </table:table-cell>
          <table:table-cell table:style-name="ce4" office:value-type="float" office:value="-0.265015" calcext:value-type="float">
            <text:p>-0.265015</text:p>
          </table:table-cell>
          <table:table-cell table:style-name="ce4" office:value-type="float" office:value="0.00342655" calcext:value-type="float">
            <text:p>0.00342655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9186" calcext:value-type="float">
            <text:p>-0.19186</text:p>
          </table:table-cell>
          <table:table-cell table:style-name="ce4" office:value-type="float" office:value="-0.436481" calcext:value-type="float">
            <text:p>-0.436481</text:p>
          </table:table-cell>
          <table:table-cell table:style-name="ce4" office:value-type="float" office:value="-43.6481" calcext:value-type="float">
            <text:p>-43.6481</text:p>
          </table:table-cell>
          <table:table-cell office:value-type="float" office:value="-4.71473" calcext:value-type="float">
            <text:p>-4.71473</text:p>
          </table:table-cell>
          <table:table-cell table:style-name="ce12" office:value-type="float" office:value="0.951" calcext:value-type="float">
            <text:p>9.51E-01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string" calcext:value-type="string">
            <text:p>8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700555" calcext:value-type="float">
            <text:p>0.0700555</text:p>
          </table:table-cell>
          <table:table-cell table:style-name="ce4" office:value-type="float" office:value="-0.267531" calcext:value-type="float">
            <text:p>-0.267531</text:p>
          </table:table-cell>
          <table:table-cell table:style-name="ce4" office:value-type="float" office:value="0.0034122" calcext:value-type="float">
            <text:p>0.0034122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94063" calcext:value-type="float">
            <text:p>-0.194063</text:p>
          </table:table-cell>
          <table:table-cell table:style-name="ce4" office:value-type="float" office:value="-0.438684" calcext:value-type="float">
            <text:p>-0.438684</text:p>
          </table:table-cell>
          <table:table-cell table:style-name="ce4" office:value-type="float" office:value="-43.8684" calcext:value-type="float">
            <text:p>-43.8684</text:p>
          </table:table-cell>
          <table:table-cell office:value-type="float" office:value="-4.93504" calcext:value-type="float">
            <text:p>-4.93504</text:p>
          </table:table-cell>
          <table:table-cell table:style-name="ce12" office:value-type="float" office:value="1.42" calcext:value-type="float">
            <text:p>1.42E+00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string" calcext:value-type="string">
            <text:p>800/1</text:p>
          </table:table-cell>
          <table:table-cell table:style-name="ce7" office:value-type="string" calcext:value-type="string">
            <text:p>couldn’t see</text:p>
          </table:table-cell>
          <table:table-cell table:number-columns-repeated="2" office:value-type="string" calcext:value-type="string">
            <text:p>couldn’t see</text:p>
          </table:table-cell>
          <table:table-cell table:style-name="ce8" office:value-type="string" calcext:value-type="string">
            <text:p>couldn’t see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705182" calcext:value-type="float">
            <text:p>0.0705182</text:p>
          </table:table-cell>
          <table:table-cell table:style-name="ce4" office:value-type="float" office:value="-0.268209" calcext:value-type="float">
            <text:p>-0.268209</text:p>
          </table:table-cell>
          <table:table-cell table:style-name="ce4" office:value-type="float" office:value="0.00339807" calcext:value-type="float">
            <text:p>0.00339807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94293" calcext:value-type="float">
            <text:p>-0.194293</text:p>
          </table:table-cell>
          <table:table-cell table:style-name="ce4" office:value-type="float" office:value="-0.438914" calcext:value-type="float">
            <text:p>-0.438914</text:p>
          </table:table-cell>
          <table:table-cell table:style-name="ce4" office:value-type="float" office:value="-43.8914" calcext:value-type="float">
            <text:p>-43.8914</text:p>
          </table:table-cell>
          <table:table-cell office:value-type="float" office:value="-4.95798" calcext:value-type="float">
            <text:p>-4.95798</text:p>
          </table:table-cell>
          <table:table-cell table:style-name="ce12" office:value-type="float" office:value="2.25" calcext:value-type="float">
            <text:p>2.25E+00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7"/>
          <table:table-cell table:number-columns-repeated="989"/>
        </table:table-row>
        <table:table-row table:style-name="ro1">
          <table:table-cell table:style-name="ce4" table:number-columns-repeated="15"/>
          <table:table-cell/>
          <table:table-cell table:style-name="ce12"/>
          <table:table-cell table:style-name="ce4"/>
          <table:table-cell table:style-name="ce14" table:number-columns-repeated="17"/>
          <table:table-cell table:number-columns-repeated="989"/>
        </table:table-row>
        <table:table-row table:style-name="ro1">
          <table:table-cell table:number-columns-repeated="2"/>
          <table:table-cell table:style-name="ce4" table:number-columns-repeated="13"/>
          <table:table-cell/>
          <table:table-cell table:style-name="ce12"/>
          <table:table-cell table:style-name="ce4"/>
          <table:table-cell table:style-name="ce14" table:number-columns-repeated="17"/>
          <table:table-cell table:number-columns-repeated="989"/>
        </table:table-row>
        <table:table-row table:style-name="ro1">
          <table:table-cell/>
          <table:table-cell table:style-name="Default" table:number-columns-repeated="7"/>
          <table:table-cell table:number-columns-repeated="7"/>
          <table:table-cell table:style-name="ce2"/>
          <table:table-cell table:number-columns-repeated="1008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470833" calcext:value-type="float">
            <text:p>0.0470833</text:p>
          </table:table-cell>
          <table:table-cell table:style-name="ce4" office:value-type="float" office:value="-0.120547" calcext:value-type="float">
            <text:p>-0.120547</text:p>
          </table:table-cell>
          <table:table-cell table:style-name="ce4" office:value-type="float" office:value="0.00511711" calcext:value-type="float">
            <text:p>0.00511711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683468" calcext:value-type="float">
            <text:p>-0.0683468</text:p>
          </table:table-cell>
          <table:table-cell table:style-name="ce4" office:value-type="float" office:value="-0.312968" calcext:value-type="float">
            <text:p>-0.312968</text:p>
          </table:table-cell>
          <table:table-cell table:style-name="ce4" office:value-type="float" office:value="-31.2968" calcext:value-type="float">
            <text:p>-31.2968</text:p>
          </table:table-cell>
          <table:table-cell office:value-type="float" office:value="7.63661" calcext:value-type="float">
            <text:p>7.63661</text:p>
          </table:table-cell>
          <table:table-cell table:style-name="ce12" office:value-type="float" office:value="0.000248" calcext:value-type="float">
            <text:p>2.48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492357" calcext:value-type="float">
            <text:p>0.0492357</text:p>
          </table:table-cell>
          <table:table-cell table:style-name="ce4" office:value-type="float" office:value="-0.144748" calcext:value-type="float">
            <text:p>-0.144748</text:p>
          </table:table-cell>
          <table:table-cell table:style-name="ce4" office:value-type="float" office:value="0.00485293" calcext:value-type="float">
            <text:p>0.00485293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0906593" calcext:value-type="float">
            <text:p>-0.0906593</text:p>
          </table:table-cell>
          <table:table-cell table:style-name="ce4" office:value-type="float" office:value="-0.33528" calcext:value-type="float">
            <text:p>-0.33528</text:p>
          </table:table-cell>
          <table:table-cell table:style-name="ce4" office:value-type="float" office:value="-33.528" calcext:value-type="float">
            <text:p>-33.528</text:p>
          </table:table-cell>
          <table:table-cell office:value-type="float" office:value="5.40535" calcext:value-type="float">
            <text:p>5.40535</text:p>
          </table:table-cell>
          <table:table-cell table:style-name="ce12" office:value-type="float" office:value="0.000334" calcext:value-type="float">
            <text:p>3.34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44778" calcext:value-type="float">
            <text:p>0.0544778</text:p>
          </table:table-cell>
          <table:table-cell table:style-name="ce4" office:value-type="float" office:value="-0.166464" calcext:value-type="float">
            <text:p>-0.166464</text:p>
          </table:table-cell>
          <table:table-cell table:style-name="ce4" office:value-type="float" office:value="0.00456832" calcext:value-type="float">
            <text:p>0.00456832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07418" calcext:value-type="float">
            <text:p>-0.107418</text:p>
          </table:table-cell>
          <table:table-cell table:style-name="ce4" office:value-type="float" office:value="-0.352039" calcext:value-type="float">
            <text:p>-0.352039</text:p>
          </table:table-cell>
          <table:table-cell table:style-name="ce4" office:value-type="float" office:value="-35.2039" calcext:value-type="float">
            <text:p>-35.2039</text:p>
          </table:table-cell>
          <table:table-cell office:value-type="float" office:value="3.72948" calcext:value-type="float">
            <text:p>3.72948</text:p>
          </table:table-cell>
          <table:table-cell table:style-name="ce12" office:value-type="float" office:value="0.00051" calcext:value-type="float">
            <text:p>5.10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41957" calcext:value-type="float">
            <text:p>0.0541957</text:p>
          </table:table-cell>
          <table:table-cell table:style-name="ce4" office:value-type="float" office:value="-0.162908" calcext:value-type="float">
            <text:p>-0.162908</text:p>
          </table:table-cell>
          <table:table-cell table:style-name="ce4" office:value-type="float" office:value="0.00440253" calcext:value-type="float">
            <text:p>0.00440253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0431" calcext:value-type="float">
            <text:p>-0.10431</text:p>
          </table:table-cell>
          <table:table-cell table:style-name="ce4" office:value-type="float" office:value="-0.348931" calcext:value-type="float">
            <text:p>-0.348931</text:p>
          </table:table-cell>
          <table:table-cell table:style-name="ce4" office:value-type="float" office:value="-34.8931" calcext:value-type="float">
            <text:p>-34.8931</text:p>
          </table:table-cell>
          <table:table-cell office:value-type="float" office:value="4.04029" calcext:value-type="float">
            <text:p>4.04029</text:p>
          </table:table-cell>
          <table:table-cell table:style-name="ce12" office:value-type="float" office:value="0.000747" calcext:value-type="float">
            <text:p>7.47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78845" calcext:value-type="float">
            <text:p>0.0578845</text:p>
          </table:table-cell>
          <table:table-cell table:style-name="ce4" office:value-type="float" office:value="-0.205334" calcext:value-type="float">
            <text:p>-0.205334</text:p>
          </table:table-cell>
          <table:table-cell table:style-name="ce4" office:value-type="float" office:value="0.00425095" calcext:value-type="float">
            <text:p>0.00425095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43199" calcext:value-type="float">
            <text:p>-0.143199</text:p>
          </table:table-cell>
          <table:table-cell table:style-name="ce4" office:value-type="float" office:value="-0.38782" calcext:value-type="float">
            <text:p>-0.38782</text:p>
          </table:table-cell>
          <table:table-cell table:style-name="ce4" office:value-type="float" office:value="-38.782" calcext:value-type="float">
            <text:p>-38.782</text:p>
          </table:table-cell>
          <table:table-cell office:value-type="float" office:value="0.151422" calcext:value-type="float">
            <text:p>0.151422</text:p>
          </table:table-cell>
          <table:table-cell table:style-name="ce12" office:value-type="float" office:value="0.00122" calcext:value-type="float">
            <text:p>1.22E-03</text:p>
          </table:table-cell>
          <table:table-cell table:style-name="ce4" office:value-type="string" calcext:value-type="string">
            <text:p>*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99368" calcext:value-type="float">
            <text:p>0.0599368</text:p>
          </table:table-cell>
          <table:table-cell table:style-name="ce4" office:value-type="float" office:value="-0.207618" calcext:value-type="float">
            <text:p>-0.207618</text:p>
          </table:table-cell>
          <table:table-cell table:style-name="ce4" office:value-type="float" office:value="0.00407045" calcext:value-type="float">
            <text:p>0.00407045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43611" calcext:value-type="float">
            <text:p>-0.143611</text:p>
          </table:table-cell>
          <table:table-cell table:style-name="ce4" office:value-type="float" office:value="-0.388232" calcext:value-type="float">
            <text:p>-0.388232</text:p>
          </table:table-cell>
          <table:table-cell table:style-name="ce4" office:value-type="float" office:value="-38.8232" calcext:value-type="float">
            <text:p>-38.8232</text:p>
          </table:table-cell>
          <table:table-cell office:value-type="float" office:value="0.110183" calcext:value-type="float">
            <text:p>0.110183</text:p>
          </table:table-cell>
          <table:table-cell table:style-name="ce12" office:value-type="float" office:value="0.002" calcext:value-type="float">
            <text:p>2.00E-03</text:p>
          </table:table-cell>
          <table:table-cell table:style-name="ce4" office:value-type="string" calcext:value-type="string">
            <text:p>*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40603" calcext:value-type="float">
            <text:p>0.0640603</text:p>
          </table:table-cell>
          <table:table-cell table:style-name="ce4" office:value-type="float" office:value="-0.230863" calcext:value-type="float">
            <text:p>-0.230863</text:p>
          </table:table-cell>
          <table:table-cell table:style-name="ce4" office:value-type="float" office:value="0.00393373" calcext:value-type="float">
            <text:p>0.00393373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62869" calcext:value-type="float">
            <text:p>-0.162869</text:p>
          </table:table-cell>
          <table:table-cell table:style-name="ce4" office:value-type="float" office:value="-0.40749" calcext:value-type="float">
            <text:p>-0.40749</text:p>
          </table:table-cell>
          <table:table-cell table:style-name="ce4" office:value-type="float" office:value="-40.749" calcext:value-type="float">
            <text:p>-40.749</text:p>
          </table:table-cell>
          <table:table-cell office:value-type="float" office:value="-1.81565" calcext:value-type="float">
            <text:p>-1.81565</text:p>
          </table:table-cell>
          <table:table-cell table:style-name="ce12" office:value-type="float" office:value="0.00413" calcext:value-type="float">
            <text:p>4.13E-03</text:p>
          </table:table-cell>
          <table:table-cell table:style-name="ce4" office:value-type="string" calcext:value-type="string">
            <text:p>*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41203" calcext:value-type="float">
            <text:p>0.0641203</text:p>
          </table:table-cell>
          <table:table-cell table:style-name="ce4" office:value-type="float" office:value="-0.243336" calcext:value-type="float">
            <text:p>-0.243336</text:p>
          </table:table-cell>
          <table:table-cell table:style-name="ce4" office:value-type="float" office:value="0.00375208" calcext:value-type="float">
            <text:p>0.00375208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75463" calcext:value-type="float">
            <text:p>-0.175463</text:p>
          </table:table-cell>
          <table:table-cell table:style-name="ce4" office:value-type="float" office:value="-0.420085" calcext:value-type="float">
            <text:p>-0.420085</text:p>
          </table:table-cell>
          <table:table-cell table:style-name="ce4" office:value-type="float" office:value="-42.0085" calcext:value-type="float">
            <text:p>-42.0085</text:p>
          </table:table-cell>
          <table:table-cell office:value-type="float" office:value="-3.07506" calcext:value-type="float">
            <text:p>-3.07506</text:p>
          </table:table-cell>
          <table:table-cell table:style-name="ce12" office:value-type="float" office:value="0.00967" calcext:value-type="float">
            <text:p>9.67E-03</text:p>
          </table:table-cell>
          <table:table-cell table:style-name="ce4" office:value-type="string" calcext:value-type="string">
            <text:p>*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85256" calcext:value-type="float">
            <text:p>0.0685256</text:p>
          </table:table-cell>
          <table:table-cell table:style-name="ce4" office:value-type="float" office:value="-0.257572" calcext:value-type="float">
            <text:p>-0.257572</text:p>
          </table:table-cell>
          <table:table-cell table:style-name="ce4" office:value-type="float" office:value="0.0036098" calcext:value-type="float">
            <text:p>0.0036098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185436" calcext:value-type="float">
            <text:p>-0.185436</text:p>
          </table:table-cell>
          <table:table-cell table:style-name="ce4" office:value-type="float" office:value="-0.430057" calcext:value-type="float">
            <text:p>-0.430057</text:p>
          </table:table-cell>
          <table:table-cell table:style-name="ce4" office:value-type="float" office:value="-43.0057" calcext:value-type="float">
            <text:p>-43.0057</text:p>
          </table:table-cell>
          <table:table-cell office:value-type="float" office:value="-4.07235" calcext:value-type="float">
            <text:p>-4.07235</text:p>
          </table:table-cell>
          <table:table-cell table:style-name="ce12" office:value-type="float" office:value="0.033" calcext:value-type="float">
            <text:p>3.30E-02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949" calcext:value-type="float">
            <text:p>0.06949</text:p>
          </table:table-cell>
          <table:table-cell table:style-name="ce4" office:value-type="float" office:value="-0.29077" calcext:value-type="float">
            <text:p>-0.29077</text:p>
          </table:table-cell>
          <table:table-cell table:style-name="ce4" office:value-type="float" office:value="0.00347271" calcext:value-type="float">
            <text:p>0.00347271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217808" calcext:value-type="float">
            <text:p>-0.217808</text:p>
          </table:table-cell>
          <table:table-cell table:style-name="ce4" office:value-type="float" office:value="-0.462429" calcext:value-type="float">
            <text:p>-0.462429</text:p>
          </table:table-cell>
          <table:table-cell table:style-name="ce4" office:value-type="float" office:value="-46.2429" calcext:value-type="float">
            <text:p>-46.2429</text:p>
          </table:table-cell>
          <table:table-cell office:value-type="float" office:value="-7.30949" calcext:value-type="float">
            <text:p>-7.30949</text:p>
          </table:table-cell>
          <table:table-cell table:style-name="ce12" office:value-type="float" office:value="0.265" calcext:value-type="float">
            <text:p>2.65E-01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400/1</text:p>
          </table:table-cell>
          <table:table-cell table:style-name="ce7" office:value-type="string" calcext:value-type="string">
            <text:p>couldn’t see</text:p>
          </table:table-cell>
          <table:table-cell table:number-columns-repeated="2" office:value-type="string" calcext:value-type="string">
            <text:p>couldn’t see</text:p>
          </table:table-cell>
          <table:table-cell table:style-name="ce8" office:value-type="string" calcext:value-type="string">
            <text:p>couldn’t see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99915" calcext:value-type="float">
            <text:p>0.0699915</text:p>
          </table:table-cell>
          <table:table-cell table:style-name="ce4" office:value-type="float" office:value="-0.289963" calcext:value-type="float">
            <text:p>-0.289963</text:p>
          </table:table-cell>
          <table:table-cell table:style-name="ce4" office:value-type="float" office:value="0.00345794" calcext:value-type="float">
            <text:p>0.00345794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216514" calcext:value-type="float">
            <text:p>-0.216514</text:p>
          </table:table-cell>
          <table:table-cell table:style-name="ce4" office:value-type="float" office:value="-0.461135" calcext:value-type="float">
            <text:p>-0.461135</text:p>
          </table:table-cell>
          <table:table-cell table:style-name="ce4" office:value-type="float" office:value="-46.1135" calcext:value-type="float">
            <text:p>-46.1135</text:p>
          </table:table-cell>
          <table:table-cell office:value-type="float" office:value="-7.18008" calcext:value-type="float">
            <text:p>-7.18008</text:p>
          </table:table-cell>
          <table:table-cell table:style-name="ce12" office:value-type="float" office:value="0.361" calcext:value-type="float">
            <text:p>3.61E-01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400/1</text:p>
          </table:table-cell>
          <table:table-cell table:style-name="ce7" office:value-type="string" calcext:value-type="string">
            <text:p>couldn’t see</text:p>
          </table:table-cell>
          <table:table-cell table:number-columns-repeated="2" office:value-type="string" calcext:value-type="string">
            <text:p>couldn’t see</text:p>
          </table:table-cell>
          <table:table-cell table:style-name="ce8" office:value-type="string" calcext:value-type="string">
            <text:p>couldn’t see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701836" calcext:value-type="float">
            <text:p>0.0701836</text:p>
          </table:table-cell>
          <table:table-cell table:style-name="ce4" office:value-type="float" office:value="-0.292078" calcext:value-type="float">
            <text:p>-0.292078</text:p>
          </table:table-cell>
          <table:table-cell table:style-name="ce4" office:value-type="float" office:value="0.00344353" calcext:value-type="float">
            <text:p>0.00344353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218451" calcext:value-type="float">
            <text:p>-0.218451</text:p>
          </table:table-cell>
          <table:table-cell table:style-name="ce4" office:value-type="float" office:value="-0.463072" calcext:value-type="float">
            <text:p>-0.463072</text:p>
          </table:table-cell>
          <table:table-cell table:style-name="ce4" office:value-type="float" office:value="-46.3072" calcext:value-type="float">
            <text:p>-46.3072</text:p>
          </table:table-cell>
          <table:table-cell office:value-type="float" office:value="-7.37379" calcext:value-type="float">
            <text:p>-7.37379</text:p>
          </table:table-cell>
          <table:table-cell table:style-name="ce12" office:value-type="float" office:value="0.517" calcext:value-type="float">
            <text:p>5.17E-01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table:style-name="ce4" office:value-type="float" office:value="0.007" calcext:value-type="float">
            <text:p>0.007</text:p>
          </table:table-cell>
          <table:table-cell table:style-name="ce4"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705159" calcext:value-type="float">
            <text:p>0.0705159</text:p>
          </table:table-cell>
          <table:table-cell table:style-name="ce4" office:value-type="float" office:value="-0.292521" calcext:value-type="float">
            <text:p>-0.292521</text:p>
          </table:table-cell>
          <table:table-cell table:style-name="ce4" office:value-type="float" office:value="0.0034276" calcext:value-type="float">
            <text:p>0.0034276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218577" calcext:value-type="float">
            <text:p>-0.218577</text:p>
          </table:table-cell>
          <table:table-cell table:style-name="ce4" office:value-type="float" office:value="-0.463198" calcext:value-type="float">
            <text:p>-0.463198</text:p>
          </table:table-cell>
          <table:table-cell table:style-name="ce4" office:value-type="float" office:value="-46.3198" calcext:value-type="float">
            <text:p>-46.3198</text:p>
          </table:table-cell>
          <table:table-cell office:value-type="float" office:value="-7.38645" calcext:value-type="float">
            <text:p>-7.38645</text:p>
          </table:table-cell>
          <table:table-cell table:style-name="ce12" office:value-type="float" office:value="0.775112" calcext:value-type="float">
            <text:p>7.75E-01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 table:style-name="ce4" office:value-type="float" office:value="0.006" calcext:value-type="float">
            <text:p>0.006</text:p>
          </table:table-cell>
          <table:table-cell table:style-name="ce4" office:value-type="string" calcext:value-type="string">
            <text:p>40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702265" calcext:value-type="float">
            <text:p>0.0702265</text:p>
          </table:table-cell>
          <table:table-cell table:style-name="ce4" office:value-type="float" office:value="-0.296044" calcext:value-type="float">
            <text:p>-0.296044</text:p>
          </table:table-cell>
          <table:table-cell table:style-name="ce4" office:value-type="float" office:value="0.00341127" calcext:value-type="float">
            <text:p>0.00341127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222407" calcext:value-type="float">
            <text:p>-0.222407</text:p>
          </table:table-cell>
          <table:table-cell table:style-name="ce4" office:value-type="float" office:value="-0.467028" calcext:value-type="float">
            <text:p>-0.467028</text:p>
          </table:table-cell>
          <table:table-cell table:style-name="ce4" office:value-type="float" office:value="-46.7028" calcext:value-type="float">
            <text:p>-46.7028</text:p>
          </table:table-cell>
          <table:table-cell office:value-type="float" office:value="-7.76938" calcext:value-type="float">
            <text:p>-7.76938</text:p>
          </table:table-cell>
          <table:table-cell table:style-name="ce12" office:value-type="float" office:value="1.226" calcext:value-type="float">
            <text:p>1.23E+00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2"/>
          <table:table-cell table:number-columns-repeated="994"/>
        </table:table-row>
        <table:table-row table:style-name="ro1">
          <table:table-cell/>
          <table:table-cell table:style-name="ce4"/>
          <table:table-cell table:style-name="ce7"/>
          <table:table-cell table:number-columns-repeated="2"/>
          <table:table-cell table:style-name="ce8"/>
          <table:table-cell table:number-columns-repeated="10"/>
          <table:table-cell table:style-name="ce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TOTAL</text:p>
          </table:table-cell>
          <table:table-cell table:number-columns-repeated="5"/>
          <table:table-cell table:number-columns-repeated="2" office:value-type="string" calcext:value-type="string">
            <text:p>TOTAL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31254" calcext:value-type="float">
            <text:p>0.0531254</text:p>
          </table:table-cell>
          <table:table-cell office:value-type="float" office:value="-0.166923" calcext:value-type="float">
            <text:p>-0.166923</text:p>
          </table:table-cell>
          <table:table-cell office:value-type="float" office:value="0.00555567" calcext:value-type="float">
            <text:p>0.00555567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08242" calcext:value-type="float">
            <text:p>-0.108242</text:p>
          </table:table-cell>
          <table:table-cell office:value-type="float" office:value="-0.352863" calcext:value-type="float">
            <text:p>-0.352863</text:p>
          </table:table-cell>
          <table:table-cell office:value-type="float" office:value="-35.2863" calcext:value-type="float">
            <text:p>-35.2863</text:p>
          </table:table-cell>
          <table:table-cell office:value-type="float" office:value="3.64709" calcext:value-type="float">
            <text:p>3.64709</text:p>
          </table:table-cell>
          <table:table-cell table:style-name="ce8" office:value-type="float" office:value="0.0000813" calcext:value-type="float">
            <text:p>8.13E-05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36333" calcext:value-type="float">
            <text:p>0.0536333</text:p>
          </table:table-cell>
          <table:table-cell office:value-type="float" office:value="-0.425028" calcext:value-type="float">
            <text:p>-0.425028</text:p>
          </table:table-cell>
          <table:table-cell office:value-type="float" office:value="0.00477571" calcext:value-type="float">
            <text:p>0.00477571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366619" calcext:value-type="float">
            <text:p>-0.366619</text:p>
          </table:table-cell>
          <table:table-cell office:value-type="float" office:value="-0.61124" calcext:value-type="float">
            <text:p>-0.61124</text:p>
          </table:table-cell>
          <table:table-cell office:value-type="float" office:value="-61.124" calcext:value-type="float">
            <text:p>-61.124</text:p>
          </table:table-cell>
          <table:table-cell office:value-type="float" office:value="-22.1906" calcext:value-type="float">
            <text:p>-22.1906</text:p>
          </table:table-cell>
          <table:table-cell table:style-name="ce8" office:value-type="float" office:value="0.00011" calcext:value-type="float">
            <text:p>1.10E-04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0946" calcext:value-type="float">
            <text:p>0.050946</text:p>
          </table:table-cell>
          <table:table-cell office:value-type="float" office:value="-0.323881" calcext:value-type="float">
            <text:p>-0.323881</text:p>
          </table:table-cell>
          <table:table-cell office:value-type="float" office:value="0.00478006" calcext:value-type="float">
            <text:p>0.00478006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268155" calcext:value-type="float">
            <text:p>-0.268155</text:p>
          </table:table-cell>
          <table:table-cell office:value-type="float" office:value="-0.512776" calcext:value-type="float">
            <text:p>-0.512776</text:p>
          </table:table-cell>
          <table:table-cell office:value-type="float" office:value="-51.2776" calcext:value-type="float">
            <text:p>-51.2776</text:p>
          </table:table-cell>
          <table:table-cell office:value-type="float" office:value="-12.3442" calcext:value-type="float">
            <text:p>-12.3442</text:p>
          </table:table-cell>
          <table:table-cell table:style-name="ce8" office:value-type="float" office:value="0.000169" calcext:value-type="float">
            <text:p>1.69E-04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64969" calcext:value-type="float">
            <text:p>0.0564969</text:p>
          </table:table-cell>
          <table:table-cell office:value-type="float" office:value="-0.186022" calcext:value-type="float">
            <text:p>-0.186022</text:p>
          </table:table-cell>
          <table:table-cell office:value-type="float" office:value="0.00455399" calcext:value-type="float">
            <text:p>0.00455399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124971" calcext:value-type="float">
            <text:p>-0.124971</text:p>
          </table:table-cell>
          <table:table-cell office:value-type="float" office:value="-0.369592" calcext:value-type="float">
            <text:p>-0.369592</text:p>
          </table:table-cell>
          <table:table-cell office:value-type="float" office:value="-36.9592" calcext:value-type="float">
            <text:p>-36.9592</text:p>
          </table:table-cell>
          <table:table-cell office:value-type="float" office:value="1.97419" calcext:value-type="float">
            <text:p>1.97419</text:p>
          </table:table-cell>
          <table:table-cell table:style-name="ce8" office:value-type="float" office:value="0.00024" calcext:value-type="float">
            <text:p>2.40E-04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82221" calcext:value-type="float">
            <text:p>0.0582221</text:p>
          </table:table-cell>
          <table:table-cell office:value-type="float" office:value="-0.416269" calcext:value-type="float">
            <text:p>-0.416269</text:p>
          </table:table-cell>
          <table:table-cell office:value-type="float" office:value="0.00428645" calcext:value-type="float">
            <text:p>0.00428645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353761" calcext:value-type="float">
            <text:p>-0.353761</text:p>
          </table:table-cell>
          <table:table-cell office:value-type="float" office:value="-0.598382" calcext:value-type="float">
            <text:p>-0.598382</text:p>
          </table:table-cell>
          <table:table-cell office:value-type="float" office:value="-59.8382" calcext:value-type="float">
            <text:p>-59.8382</text:p>
          </table:table-cell>
          <table:table-cell office:value-type="float" office:value="-20.9048" calcext:value-type="float">
            <text:p>-20.9048</text:p>
          </table:table-cell>
          <table:table-cell table:style-name="ce8" office:value-type="float" office:value="0.000397" calcext:value-type="float">
            <text:p>3.97E-04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01623" calcext:value-type="float">
            <text:p>0.0601623</text:p>
          </table:table-cell>
          <table:table-cell office:value-type="float" office:value="-0.356219" calcext:value-type="float">
            <text:p>-0.356219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29177" calcext:value-type="float">
            <text:p>-0.29177</text:p>
          </table:table-cell>
          <table:table-cell office:value-type="float" office:value="-0.536392" calcext:value-type="float">
            <text:p>-0.536392</text:p>
          </table:table-cell>
          <table:table-cell office:value-type="float" office:value="-53.6392" calcext:value-type="float">
            <text:p>-53.6392</text:p>
          </table:table-cell>
          <table:table-cell office:value-type="float" office:value="-14.7058" calcext:value-type="float">
            <text:p>-14.7058</text:p>
          </table:table-cell>
          <table:table-cell table:style-name="ce8" office:value-type="float" office:value="0.00068" calcext:value-type="float">
            <text:p>6.80E-04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26679" calcext:value-type="float">
            <text:p>0.0626679</text:p>
          </table:table-cell>
          <table:table-cell office:value-type="float" office:value="-0.696113" calcext:value-type="float">
            <text:p>-0.696113</text:p>
          </table:table-cell>
          <table:table-cell office:value-type="float" office:value="0.00408774" calcext:value-type="float">
            <text:p>0.00408774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629357" calcext:value-type="float">
            <text:p>-0.629357</text:p>
          </table:table-cell>
          <table:table-cell office:value-type="float" office:value="-0.873978" calcext:value-type="float">
            <text:p>-0.873978</text:p>
          </table:table-cell>
          <table:table-cell office:value-type="float" office:value="-87.3978" calcext:value-type="float">
            <text:p>-87.3978</text:p>
          </table:table-cell>
          <table:table-cell office:value-type="float" office:value="-48.4644" calcext:value-type="float">
            <text:p>-48.4644</text:p>
          </table:table-cell>
          <table:table-cell table:style-name="ce8" office:value-type="float" office:value="0.00137" calcext:value-type="float">
            <text:p>1.37E-03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655627" calcext:value-type="float">
            <text:p>0.0655627</text:p>
          </table:table-cell>
          <table:table-cell office:value-type="float" office:value="-0.416468" calcext:value-type="float">
            <text:p>-0.416468</text:p>
          </table:table-cell>
          <table:table-cell office:value-type="float" office:value="0.00394011" calcext:value-type="float">
            <text:p>0.00394011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0.346965" calcext:value-type="float">
            <text:p>-0.346965</text:p>
          </table:table-cell>
          <table:table-cell office:value-type="float" office:value="-0.591586" calcext:value-type="float">
            <text:p>-0.591586</text:p>
          </table:table-cell>
          <table:table-cell office:value-type="float" office:value="-59.1586" calcext:value-type="float">
            <text:p>-59.1586</text:p>
          </table:table-cell>
          <table:table-cell office:value-type="float" office:value="-20.2252" calcext:value-type="float">
            <text:p>-20.2252</text:p>
          </table:table-cell>
          <table:table-cell table:style-name="ce8" office:value-type="float" office:value="0.0032" calcext:value-type="float">
            <text:p>3.20E-03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80/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87226" calcext:value-type="float">
            <text:p>0.0687226</text:p>
          </table:table-cell>
          <table:table-cell table:style-name="ce4" office:value-type="float" office:value="-0.585218" calcext:value-type="float">
            <text:p>-0.585218</text:p>
          </table:table-cell>
          <table:table-cell table:style-name="ce4" office:value-type="float" office:value="0.00373271" calcext:value-type="float">
            <text:p>0.00373271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512763" calcext:value-type="float">
            <text:p>-0.512763</text:p>
          </table:table-cell>
          <table:table-cell table:style-name="ce4" office:value-type="float" office:value="-0.757384" calcext:value-type="float">
            <text:p>-0.757384</text:p>
          </table:table-cell>
          <table:table-cell table:style-name="ce4" office:value-type="float" office:value="-75.7384" calcext:value-type="float">
            <text:p>-75.7384</text:p>
          </table:table-cell>
          <table:table-cell office:value-type="float" office:value="-36.805" calcext:value-type="float">
            <text:p>-36.805</text:p>
          </table:table-cell>
          <table:table-cell table:style-name="ce12" office:value-type="float" office:value="0.0109" calcext:value-type="float">
            <text:p>1.09E-02</text:p>
          </table:table-cell>
          <table:table-cell table:style-name="ce4" office:value-type="string" calcext:value-type="string">
            <text:p>***</text:p>
          </table:table-cell>
          <table:table-cell table:style-name="ce15"/>
          <table:table-cell table:style-name="ce14" table:number-columns-repeated="1005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80/1</text:p>
          </table:table-cell>
          <table:table-cell table:style-name="ce7" office:value-type="string" calcext:value-type="string">
            <text:p>couldn’t see</text:p>
          </table:table-cell>
          <table:table-cell table:number-columns-repeated="2" office:value-type="string" calcext:value-type="string">
            <text:p>couldn’t see</text:p>
          </table:table-cell>
          <table:table-cell table:style-name="ce8" office:value-type="string" calcext:value-type="string">
            <text:p>couldn’t see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717664" calcext:value-type="float">
            <text:p>0.0717664</text:p>
          </table:table-cell>
          <table:table-cell table:style-name="ce4" office:value-type="float" office:value="-0.845949" calcext:value-type="float">
            <text:p>-0.845949</text:p>
          </table:table-cell>
          <table:table-cell table:style-name="ce4" office:value-type="float" office:value="0.00358675" calcext:value-type="float">
            <text:p>0.00358675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0.770596" calcext:value-type="float">
            <text:p>-0.770596</text:p>
          </table:table-cell>
          <table:table-cell table:style-name="ce4" office:value-type="float" office:value="-1.01522" calcext:value-type="float">
            <text:p>-1.01522</text:p>
          </table:table-cell>
          <table:table-cell table:style-name="ce4" office:value-type="float" office:value="-101.522" calcext:value-type="float">
            <text:p>-101.522</text:p>
          </table:table-cell>
          <table:table-cell office:value-type="float" office:value="-62.5883" calcext:value-type="float">
            <text:p>-62.5883</text:p>
          </table:table-cell>
          <table:table-cell table:style-name="ce12" office:value-type="float" office:value="0.0878" calcext:value-type="float">
            <text:p>8.78E-02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9" office:value-type="string" calcext:value-type="string">
            <text:p>hFE/vol</text:p>
          </table:table-cell>
          <table:table-cell table:style-name="ce9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9" office:value-type="string" calcext:value-type="string">
            <text:p>cFE/vol</text:p>
          </table:table-cell>
          <table:table-cell table:style-name="ce9" office:value-type="string" calcext:value-type="string">
            <text:p>cFE/atom</text:p>
          </table:table-cell>
          <table:table-cell table:style-name="ce10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5" office:value-type="string" calcext:value-type="string">
            <text:p>8 / 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office:value-type="float" office:value="0.0500235" calcext:value-type="float">
            <text:p>0.0500235</text:p>
          </table:table-cell>
          <table:table-cell office:value-type="float" office:value="-9.69158" calcext:value-type="float">
            <text:p>-9.69158</text:p>
          </table:table-cell>
          <table:table-cell office:value-type="float" office:value="0.0066963" calcext:value-type="float">
            <text:p>0.0066963</text:p>
          </table:table-cell>
          <table:table-cell office:value-type="float" office:value="-0.244621" calcext:value-type="float">
            <text:p>-0.244621</text:p>
          </table:table-cell>
          <table:table-cell office:value-type="float" office:value="-9.63486" calcext:value-type="float">
            <text:p>-9.63486</text:p>
          </table:table-cell>
          <table:table-cell office:value-type="float" office:value="-9.87948" calcext:value-type="float">
            <text:p>-9.87948</text:p>
          </table:table-cell>
          <table:table-cell office:value-type="float" office:value="-987.948" calcext:value-type="float">
            <text:p>-987.948</text:p>
          </table:table-cell>
          <table:table-cell office:value-type="float" office:value="-949.015" calcext:value-type="float">
            <text:p>-949.015</text:p>
          </table:table-cell>
          <table:table-cell table:style-name="ce8" office:value-type="float" office:value="0.0000438" calcext:value-type="float">
            <text:p>4.38E-05</text:p>
          </table:table-cell>
          <table:table-cell office:value-type="string" calcext:value-type="string">
            <text:p>**</text:p>
          </table:table-cell>
          <table:table-cell table:number-columns-repeated="1006"/>
        </table:table-row>
        <table:table-row table:style-name="ro1">
          <table:table-cell table:style-name="ce4" office:value-type="float" office:value="0.09" calcext:value-type="float">
            <text:p>0.09</text:p>
          </table:table-cell>
          <table:table-cell table:style-name="ce6" office:value-type="string" calcext:value-type="string">
            <text:p>8 / 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520128" calcext:value-type="float">
            <text:p>0.0520128</text:p>
          </table:table-cell>
          <table:table-cell table:style-name="ce4" office:value-type="float" office:value="-1.4877" calcext:value-type="float">
            <text:p>-1.4877</text:p>
          </table:table-cell>
          <table:table-cell table:style-name="ce4" office:value-type="float" office:value="0.00731471" calcext:value-type="float">
            <text:p>0.00731471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1.42837" calcext:value-type="float">
            <text:p>-1.42837</text:p>
          </table:table-cell>
          <table:table-cell table:style-name="ce4" office:value-type="float" office:value="-1.67299" calcext:value-type="float">
            <text:p>-1.67299</text:p>
          </table:table-cell>
          <table:table-cell table:style-name="ce4" office:value-type="float" office:value="-167.299" calcext:value-type="float">
            <text:p>-167.299</text:p>
          </table:table-cell>
          <table:table-cell office:value-type="float" office:value="-128.366" calcext:value-type="float">
            <text:p>-128.366</text:p>
          </table:table-cell>
          <table:table-cell table:style-name="ce12" office:value-type="float" office:value="0.00006" calcext:value-type="float">
            <text:p>6.00E-05</text:p>
          </table:table-cell>
          <table:table-cell table:style-name="ce4" office:value-type="string" calcext:value-type="string">
            <text:p>**</text:p>
          </table:table-cell>
          <table:table-cell table:style-name="ce15"/>
          <table:table-cell table:style-name="ce14" table:number-columns-repeated="1005"/>
        </table:table-row>
        <table:table-row table:style-name="ro1">
          <table:table-cell table:style-name="ce4" office:value-type="float" office:value="0.08" calcext:value-type="float">
            <text:p>0.08</text:p>
          </table:table-cell>
          <table:table-cell table:style-name="ce6" office:value-type="string" calcext:value-type="string">
            <text:p>8 / 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102739" calcext:value-type="float">
            <text:p>0.102739</text:p>
          </table:table-cell>
          <table:table-cell table:style-name="ce4" office:value-type="float" office:value="-351.517" calcext:value-type="float">
            <text:p>-351.517</text:p>
          </table:table-cell>
          <table:table-cell table:style-name="ce4" office:value-type="float" office:value="0.00622886" calcext:value-type="float">
            <text:p>0.00622886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351.408" calcext:value-type="float">
            <text:p>-351.408</text:p>
          </table:table-cell>
          <table:table-cell table:style-name="ce4" office:value-type="float" office:value="-351.652" calcext:value-type="float">
            <text:p>-351.652</text:p>
          </table:table-cell>
          <table:table-cell table:style-name="ce4" office:value-type="float" office:value="-35165.2" calcext:value-type="float">
            <text:p>-35165.2</text:p>
          </table:table-cell>
          <table:table-cell office:value-type="float" office:value="-35126.3" calcext:value-type="float">
            <text:p>-35126.3</text:p>
          </table:table-cell>
          <table:table-cell table:style-name="ce12" office:value-type="float" office:value="0.00009133" calcext:value-type="float">
            <text:p>9.13E-05</text:p>
          </table:table-cell>
          <table:table-cell table:style-name="ce4" office:value-type="string" calcext:value-type="string">
            <text:p>**</text:p>
          </table:table-cell>
          <table:table-cell table:style-name="ce14"/>
          <table:table-cell table:number-columns-repeated="1005"/>
        </table:table-row>
        <table:table-row table:style-name="ro1">
          <table:table-cell table:style-name="ce4" office:value-type="float" office:value="0.07" calcext:value-type="float">
            <text:p>0.07</text:p>
          </table:table-cell>
          <table:table-cell table:style-name="ce6" office:value-type="string" calcext:value-type="string">
            <text:p>8 / 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50694" calcext:value-type="float">
            <text:p>0.0650694</text:p>
          </table:table-cell>
          <table:table-cell table:style-name="ce4" office:value-type="float" office:value="-281.273" calcext:value-type="float">
            <text:p>-281.273</text:p>
          </table:table-cell>
          <table:table-cell table:style-name="ce4" office:value-type="float" office:value="0.00640159" calcext:value-type="float">
            <text:p>0.00640159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281.202" calcext:value-type="float">
            <text:p>-281.202</text:p>
          </table:table-cell>
          <table:table-cell table:style-name="ce4" office:value-type="float" office:value="-281.447" calcext:value-type="float">
            <text:p>-281.447</text:p>
          </table:table-cell>
          <table:table-cell table:style-name="ce4" office:value-type="float" office:value="-28144.7" calcext:value-type="float">
            <text:p>-28144.7</text:p>
          </table:table-cell>
          <table:table-cell office:value-type="float" office:value="-28105.7" calcext:value-type="float">
            <text:p>-28105.7</text:p>
          </table:table-cell>
          <table:table-cell table:style-name="ce12" office:value-type="float" office:value="0.00013" calcext:value-type="float">
            <text:p>1.30E-04</text:p>
          </table:table-cell>
          <table:table-cell table:style-name="ce4" office:value-type="string" calcext:value-type="string">
            <text:p>**</text:p>
          </table:table-cell>
          <table:table-cell table:style-name="ce14" table:number-columns-repeated="1006"/>
        </table:table-row>
        <table:table-row table:style-name="ro1">
          <table:table-cell table:style-name="ce4" office:value-type="float" office:value="0.06" calcext:value-type="float">
            <text:p>0.06</text:p>
          </table:table-cell>
          <table:table-cell table:style-name="ce6" office:value-type="string" calcext:value-type="string">
            <text:p>8 / 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780896" calcext:value-type="float">
            <text:p>0.0780896</text:p>
          </table:table-cell>
          <table:table-cell table:style-name="ce4" office:value-type="float" office:value="-1524.13" calcext:value-type="float">
            <text:p>-1524.13</text:p>
          </table:table-cell>
          <table:table-cell table:style-name="ce4" office:value-type="float" office:value="0.00637113" calcext:value-type="float">
            <text:p>0.00637113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1524.05" calcext:value-type="float">
            <text:p>-1524.05</text:p>
          </table:table-cell>
          <table:table-cell table:style-name="ce4" office:value-type="float" office:value="-1524.29" calcext:value-type="float">
            <text:p>-1524.29</text:p>
          </table:table-cell>
          <table:table-cell table:style-name="ce4" office:value-type="float" office:value="-152429" calcext:value-type="float">
            <text:p>-152429</text:p>
          </table:table-cell>
          <table:table-cell office:value-type="float" office:value="-152390" calcext:value-type="float">
            <text:p>-152390</text:p>
          </table:table-cell>
          <table:table-cell table:style-name="ce12" office:value-type="float" office:value="0.00021" calcext:value-type="float">
            <text:p>2.10E-04</text:p>
          </table:table-cell>
          <table:table-cell table:style-name="ce4" office:value-type="string" calcext:value-type="string">
            <text:p>***</text:p>
          </table:table-cell>
          <table:table-cell table:style-name="ce14" table:number-columns-repeated="1006"/>
        </table:table-row>
        <table:table-row table:style-name="ro1">
          <table:table-cell table:style-name="ce4" office:value-type="float" office:value="0.05" calcext:value-type="float">
            <text:p>0.05</text:p>
          </table:table-cell>
          <table:table-cell table:style-name="ce6" office:value-type="string" calcext:value-type="string">
            <text:p>8 / 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694134" calcext:value-type="float">
            <text:p>0.0694134</text:p>
          </table:table-cell>
          <table:table-cell table:style-name="ce4" office:value-type="float" office:value="-261.964" calcext:value-type="float">
            <text:p>-261.964</text:p>
          </table:table-cell>
          <table:table-cell table:style-name="ce4" office:value-type="float" office:value="0.00576903" calcext:value-type="float">
            <text:p>0.00576903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261.889" calcext:value-type="float">
            <text:p>-261.889</text:p>
          </table:table-cell>
          <table:table-cell table:style-name="ce4" office:value-type="float" office:value="-262.134" calcext:value-type="float">
            <text:p>-262.134</text:p>
          </table:table-cell>
          <table:table-cell table:style-name="ce4" office:value-type="float" office:value="-26213.4" calcext:value-type="float">
            <text:p>-26213.4</text:p>
          </table:table-cell>
          <table:table-cell office:value-type="float" office:value="-26174.4" calcext:value-type="float">
            <text:p>-26174.4</text:p>
          </table:table-cell>
          <table:table-cell table:style-name="ce12" office:value-type="float" office:value="0.00036" calcext:value-type="float">
            <text:p>3.60E-04</text:p>
          </table:table-cell>
          <table:table-cell table:style-name="ce4" office:value-type="string" calcext:value-type="string">
            <text:p>***</text:p>
          </table:table-cell>
          <table:table-cell table:style-name="ce15"/>
          <table:table-cell table:style-name="ce14" table:number-columns-repeated="1005"/>
        </table:table-row>
        <table:table-row table:style-name="ro1">
          <table:table-cell table:style-name="ce4" office:value-type="float" office:value="0.04" calcext:value-type="float">
            <text:p>0.04</text:p>
          </table:table-cell>
          <table:table-cell table:style-name="ce6" office:value-type="string" calcext:value-type="string">
            <text:p>8 / 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727465" calcext:value-type="float">
            <text:p>0.0727465</text:p>
          </table:table-cell>
          <table:table-cell table:style-name="ce4" office:value-type="float" office:value="-160.798" calcext:value-type="float">
            <text:p>-160.798</text:p>
          </table:table-cell>
          <table:table-cell table:style-name="ce4" office:value-type="float" office:value="0.0056485" calcext:value-type="float">
            <text:p>0.0056485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160.72" calcext:value-type="float">
            <text:p>-160.72</text:p>
          </table:table-cell>
          <table:table-cell table:style-name="ce4" office:value-type="float" office:value="-160.964" calcext:value-type="float">
            <text:p>-160.964</text:p>
          </table:table-cell>
          <table:table-cell table:style-name="ce4" office:value-type="float" office:value="-16096.4" calcext:value-type="float">
            <text:p>-16096.4</text:p>
          </table:table-cell>
          <table:table-cell office:value-type="float" office:value="-16057.5" calcext:value-type="float">
            <text:p>-16057.5</text:p>
          </table:table-cell>
          <table:table-cell table:style-name="ce12" office:value-type="float" office:value="0.000741" calcext:value-type="float">
            <text:p>7.41E-04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006"/>
        </table:table-row>
        <table:table-row table:style-name="ro1">
          <table:table-cell table:style-name="ce4" office:value-type="float" office:value="0.03" calcext:value-type="float">
            <text:p>0.03</text:p>
          </table:table-cell>
          <table:table-cell table:style-name="ce6" office:value-type="string" calcext:value-type="string">
            <text:p>8 / 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824016" calcext:value-type="float">
            <text:p>0.0824016</text:p>
          </table:table-cell>
          <table:table-cell table:style-name="ce4" office:value-type="float" office:value="-303.491" calcext:value-type="float">
            <text:p>-303.491</text:p>
          </table:table-cell>
          <table:table-cell table:style-name="ce4" office:value-type="float" office:value="0.00556387" calcext:value-type="float">
            <text:p>0.00556387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303.403" calcext:value-type="float">
            <text:p>-303.403</text:p>
          </table:table-cell>
          <table:table-cell table:style-name="ce4" office:value-type="float" office:value="-303.648" calcext:value-type="float">
            <text:p>-303.648</text:p>
          </table:table-cell>
          <table:table-cell table:style-name="ce4" office:value-type="float" office:value="-30364.8" calcext:value-type="float">
            <text:p>-30364.8</text:p>
          </table:table-cell>
          <table:table-cell office:value-type="float" office:value="-30325.8" calcext:value-type="float">
            <text:p>-30325.8</text:p>
          </table:table-cell>
          <table:table-cell table:style-name="ce12" office:value-type="float" office:value="0.0017" calcext:value-type="float">
            <text:p>1.70E-03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006"/>
        </table:table-row>
        <table:table-row table:style-name="ro1">
          <table:table-cell table:style-name="ce4" office:value-type="float" office:value="0.02" calcext:value-type="float">
            <text:p>0.02</text:p>
          </table:table-cell>
          <table:table-cell table:style-name="ce6" office:value-type="string" calcext:value-type="string">
            <text:p>8 / 1</text:p>
          </table:table-cell>
          <table:table-cell table:style-name="ce7" office:value-type="float" office:value="-0.389743444041456" calcext:value-type="float">
            <text:p>-0.389743444</text:p>
          </table:table-cell>
          <table:table-cell office:value-type="float" office:value="-0.00010275472656378" calcext:value-type="float">
            <text:p>-0.000102754726564</text:p>
          </table:table-cell>
          <table:table-cell office:value-type="float" office:value="0.00030591398133388" calcext:value-type="float">
            <text:p>0.000305913981334</text:p>
          </table:table-cell>
          <table:table-cell table:style-name="ce8" office:value-type="float" office:value="0.000000788254403274851" calcext:value-type="float">
            <text:p>7.88E-07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783042" calcext:value-type="float">
            <text:p>0.0783042</text:p>
          </table:table-cell>
          <table:table-cell table:style-name="ce4" office:value-type="float" office:value="-1498.52" calcext:value-type="float">
            <text:p>-1498.52</text:p>
          </table:table-cell>
          <table:table-cell table:style-name="ce4" office:value-type="float" office:value="0.00541036" calcext:value-type="float">
            <text:p>0.00541036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1498.44" calcext:value-type="float">
            <text:p>-1498.44</text:p>
          </table:table-cell>
          <table:table-cell table:style-name="ce4" office:value-type="float" office:value="-1498.68" calcext:value-type="float">
            <text:p>-1498.68</text:p>
          </table:table-cell>
          <table:table-cell table:style-name="ce4" office:value-type="float" office:value="-149868" calcext:value-type="float">
            <text:p>-149868</text:p>
          </table:table-cell>
          <table:table-cell office:value-type="float" office:value="-149829" calcext:value-type="float">
            <text:p>-149829</text:p>
          </table:table-cell>
          <table:table-cell table:style-name="ce12" office:value-type="float" office:value="0.006" calcext:value-type="float">
            <text:p>6.00E-03</text:p>
          </table:table-cell>
          <table:table-cell table:style-name="ce4" office:value-type="string" calcext:value-type="string">
            <text:p>****</text:p>
          </table:table-cell>
          <table:table-cell table:style-name="ce14" table:number-columns-repeated="1006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style-name="ce6" office:value-type="string" calcext:value-type="string">
            <text:p>8 / 1</text:p>
          </table:table-cell>
          <table:table-cell table:style-name="ce7" office:value-type="string" calcext:value-type="string">
            <text:p>couldn’t see</text:p>
          </table:table-cell>
          <table:table-cell table:number-columns-repeated="2" office:value-type="string" calcext:value-type="string">
            <text:p>couldn’t see</text:p>
          </table:table-cell>
          <table:table-cell table:style-name="ce8" office:value-type="string" calcext:value-type="string">
            <text:p>couldn’t see</text:p>
          </table:table-cell>
          <table:table-cell office:value-type="float" office:value="-0.389334" calcext:value-type="float">
            <text:p>-0.389334</text:p>
          </table:table-cell>
          <table:table-cell office:value-type="float" office:value="-38.9334" calcext:value-type="float">
            <text:p>-38.9334</text:p>
          </table:table-cell>
          <table:table-cell table:style-name="ce4" office:value-type="float" office:value="0.084591" calcext:value-type="float">
            <text:p>0.084591</text:p>
          </table:table-cell>
          <table:table-cell table:style-name="ce4" office:value-type="float" office:value="-12861.5" calcext:value-type="float">
            <text:p>-12861.5</text:p>
          </table:table-cell>
          <table:table-cell table:style-name="ce4" office:value-type="float" office:value="0.00527195" calcext:value-type="float">
            <text:p>0.00527195</text:p>
          </table:table-cell>
          <table:table-cell table:style-name="ce4" office:value-type="float" office:value="-0.244621" calcext:value-type="float">
            <text:p>-0.244621</text:p>
          </table:table-cell>
          <table:table-cell table:style-name="ce4" office:value-type="float" office:value="-12861.4" calcext:value-type="float">
            <text:p>-12861.4</text:p>
          </table:table-cell>
          <table:table-cell table:style-name="ce4" office:value-type="float" office:value="-12861.6" calcext:value-type="float">
            <text:p>-12861.6</text:p>
          </table:table-cell>
          <table:table-cell table:style-name="ce4" office:value-type="float" office:value="-1286160" calcext:value-type="float">
            <text:p>-1286160</text:p>
          </table:table-cell>
          <table:table-cell office:value-type="float" office:value="-1286120" calcext:value-type="float">
            <text:p>-1286120</text:p>
          </table:table-cell>
          <table:table-cell table:style-name="ce12" office:value-type="float" office:value="0.046" calcext:value-type="float">
            <text:p>4.60E-02</text:p>
          </table:table-cell>
          <table:table-cell table:style-name="ce4" office:value-type="string" calcext:value-type="string">
            <text:p>*****</text:p>
          </table:table-cell>
          <table:table-cell table:style-name="ce16"/>
          <table:table-cell table:style-name="ce14" table:number-columns-repeated="1005"/>
        </table:table-row>
        <table:table-row table:style-name="ro1">
          <table:table-cell table:style-name="ce3"/>
          <table:table-cell table:style-name="ce5"/>
          <table:table-cell table:style-name="ce3" table:number-columns-repeated="6"/>
          <table:table-cell table:number-columns-repeated="1016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7" loext:min-decimal-places="7" number:min-integer-digits="1" number:grouping="true"/>
    </number:number-style>
    <number:number-style style:name="N130">
      <number:number number:decimal-places="8" loext:min-decimal-places="8" number:min-integer-digits="1" number:grouping="true"/>
    </number:number-style>
    <number:number-style style:name="N131">
      <number:number number:decimal-places="9" loext:min-decimal-places="9" number:min-integer-digits="1" number:grouping="true"/>
    </number:number-style>
    <number:number-style style:name="N132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08:01:54.386113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54:46.044931041</meta:creation-date>
    <dc:date>2018-05-20T13:41:23.946975446</dc:date>
    <meta:editing-duration>P6DT13H29M29S</meta:editing-duration>
    <meta:editing-cycles>383</meta:editing-cycles>
    <meta:generator>LibreOffice/5.2.7.2$Linux_X86_64 LibreOffice_project/20m0$Build-2</meta:generator>
    <meta:document-statistic meta:table-count="1" meta:cell-count="1471" meta:object-count="0"/>
  </office:meta>
</office:document-meta>
</file>